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8c67" officeooo:paragraph-rsid="00118c6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orphic number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4"/>int num,count=0;</text:p>
      <text:p text:style-name="Standard"><text:s text:c="4"/>cin&gt;&gt;num;</text:p>
      <text:p text:style-name="Standard"><text:s text:c="4"/>int square=num*num;</text:p>
      <text:p text:style-name="Standard"><text:s text:c="4"/>while(num&gt;0){</text:p>
      <text:p text:style-name="Standard"><text:s text:c="8"/>if(square%10!=num%10){</text:p>
      <text:p text:style-name="Standard"><text:s text:c="11"/>count++; </text:p>
      <text:p text:style-name="Standard"><text:s text:c="8"/>}</text:p>
      <text:p text:style-name="Standard"><text:s text:c="8"/>square=square/10;</text:p>
      <text:p text:style-name="Standard"><text:s text:c="8"/>num=num/10;</text:p>
      <text:p text:style-name="Standard"><text:s text:c="4"/>}</text:p>
      <text:p text:style-name="Standard"><text:s text:c="4"/>count==0?cout&lt;&lt;"It is Automorphic number":cout&lt;&lt;"It is not Automorphic number"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3:17:50.603001990</meta:creation-date>
    <dc:date>2022-06-28T13:18:28.722874220</dc:date>
    <meta:editing-duration>PT38S</meta:editing-duration>
    <meta:editing-cycles>1</meta:editing-cycles>
    <meta:document-statistic meta:table-count="0" meta:image-count="0" meta:object-count="0" meta:page-count="1" meta:paragraph-count="17" meta:word-count="32" meta:character-count="346" meta:non-whitespace-character-count="259"/>
    <meta:generator>LibreOffice/6.4.7.2$Linux_X86_64 LibreOffice_project/40$Build-2</meta:generator>
  </office:meta>
</office:document-meta>
</file>